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2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Lato Extended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Lato Extended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Lato Extended" fo:font-size="12pt" fo:letter-spacing="normal" fo:font-style="normal" fo:font-weight="normal" fo:background-color="#fbeeb8"/>
    </style:style>
    <style:style style:name="P7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Lato Extended" fo:font-size="12pt" fo:letter-spacing="normal" fo:font-style="normal" fo:font-weight="normal" fo:background-color="#fbeeb8"/>
    </style:style>
    <style:style style:name="P8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Lato Extended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.0626in" loext:contextual-spacing="false" fo:orphans="2" fo:widows="2" fo:padding="0in" fo:border="none"/>
    </style:style>
    <style:style style:name="T1" style:family="text">
      <style:text-properties fo:font-variant="normal" fo:text-transform="none" fo:color="#000000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Lato Extended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0.7811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8460733" text:style-name="L1">
        <text:list-item>
          <text:p text:style-name="P1"><text:span text:style-name="Strong_20_Emphasis"><text:span text:style-name="T1">Setup</text:span></text:span></text:p>
          <text:list>
            <text:list-item>
              <text:p text:style-name="P3">Use the provided start files and create a script.js file.</text:p>
            </text:list-item>
            <text:list-item>
              <text:p text:style-name="P5"><text:span text:style-name="T2">Connect your script file to the index file. </text:span><text:span text:style-name="Strong_20_Emphasis"><text:span text:style-name="T1">HINT:</text:span></text:span><text:span text:style-name="T2"> Link it at the bottom of your HTML.</text:span></text:p>
            </text:list-item>
            <text:list-item>
              <text:p text:style-name="P6">Add the id "menu" to the list.</text:p>
            </text:list-item>
          </text:list>
        </text:list-item>
      </text:list>
      <text:list xml:id="list632387076" text:style-name="L2">
        <text:list-item>
          <text:p text:style-name="P2"><text:span text:style-name="Strong_20_Emphasis"><text:span text:style-name="T1">Part 1: Selecting elements</text:span></text:span></text:p>
          <text:list>
            <text:list-item>
              <text:p text:style-name="P4">You will need to use the various selection methods throughout this assignment. You will need to use each of the following at least once:</text:p>
              <text:list>
                <text:list-item>
                  <text:p text:style-name="P4">getElementById()</text:p>
                </text:list-item>
                <text:list-item>
                  <text:p text:style-name="P8">getElementsByName()</text:p>
                </text:list-item>
                <text:list-item>
                  <text:p text:style-name="P8">getElementsByTagName()</text:p>
                </text:list-item>
                <text:list-item>
                  <text:p text:style-name="P8">getElementsByClassName()</text:p>
                </text:list-item>
                <text:list-item>
                  <text:p text:style-name="P8">querySelector()</text:p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1">Part 2: Traversing elements</text:span></text:span></text:p>
          <text:list>
            <text:list-item>
              <text:p text:style-name="P4">Get the parent element of #current and have the results log to the console.</text:p>
            </text:list-item>
            <text:list-item>
              <text:p text:style-name="P8">Get the first child element of the list and have the results log to the console</text:p>
            </text:list-item>
            <text:list-item>
              <text:p text:style-name="P8">Get the last child element of the list and have the results log to the console.</text:p>
            </text:list-item>
            <text:list-item>
              <text:p text:style-name="P8">Get the next sibling element from #current and have the results log to the console.</text:p>
            </text:list-item>
          </text:list>
        </text:list-item>
        <text:list-item>
          <text:p text:style-name="P9"><text:span text:style-name="Strong_20_Emphasis"><text:span text:style-name="T1">Part 3: Manipulating elements</text:span></text:span></text:p>
          <text:list>
            <text:list-item>
              <text:p text:style-name="P4">You will need to create various variables to do the following exercises.</text:p>
            </text:list-item>
            <text:list-item>
              <text:p text:style-name="P8">Use createElement() to create a new div with the ID “new-content” and also create an h3 that says “New Content”</text:p>
            </text:list-item>
            <text:list-item>
              <text:p text:style-name="P7">Use createElement() to create a new li that says "Replaced Item"</text:p>
            </text:list-item>
            <text:list-item>
              <text:p text:style-name="P8">Use createElement() to create a new li that says “Extra 1”</text:p>
            </text:list-item>
            <text:list-item>
              <text:p text:style-name="P8">Use createElement() to create a new li that says “Extra 2”</text:p>
            </text:list-item>
            <text:list-item>
              <text:p text:style-name="P8">Use appendChild() to add the h3 you just made to the div you just made.</text:p>
            </text:list-item>
            <text:list-item>
              <text:p text:style-name="P7">Use replaceChild() to replace the first list item in the list to "Replaced Item"</text:p>
            </text:list-item>
            <text:list-item>
              <text:p text:style-name="P8">Use removeChild() to remove the last list item.</text:p>
            </text:list-item>
            <text:list-item>
              <text:p text:style-name="P8">Use insertBefore() to add a “Extra 1” before Item 3</text:p>
            </text:list-item>
            <text:list-item>
              <text:p text:style-name="P8">Use insertAfter() to add a “Extra 2” after Item 1</text:p>
            </text:list-item>
          </text:list>
        </text:list-item>
        <text:list-item>
          <text:p text:style-name="P9"><text:span text:style-name="Strong_20_Emphasis"><text:span text:style-name="T1">Part 4: Attributes</text:span></text:span></text:p>
          <text:list>
            <text:list-item>
              <text:p text:style-name="P4">Use setAttribute on the button to give it the name “send”.</text:p>
            </text:list-item>
            <text:list-item>
              <text:p text:style-name="P8">Use getAttribute on the link to get its target to print to the console.</text:p>
            </text:list-item>
            <text:list-item>
              <text:p text:style-name="P8">Use removeAttribute() to make the button no longer disabled.</text:p>
            </text:list-item>
          </text:list>
        </text:list-item>
        <text:list-item>
          <text:p text:style-name="P9"><text:span text:style-name="Strong_20_Emphasis"><text:span text:style-name="T1">Part 5: Styles</text:span></text:span></text:p>
          <text:list>
            <text:list-item>
              <text:p text:style-name="P4">Use getComputedStyle() to have the styles for #para1 alert to a window.</text:p>
            </text:list-item>
            <text:list-item>
              <text:p text:style-name="P8">Use the className property to log the classes of #para2 to the console.</text:p>
            </text:list-item>
            <text:list-item>
              <text:p text:style-name="P8"><text:soft-page-break/>Use the classList property to add the class “site-title” to the h1.</text:p>
            </text:list-item>
            <text:list-item>
              <text:p text:style-name="P8">Use the classList property to remove the class “remove-me” from the link</text:p>
            </text:list-item>
            <text:list-item>
              <text:p text:style-name="P8">Use the classList property to replace the list class “list” with the class “menu”</text:p>
            </text:list-item>
          </text:list>
        </text:list-item>
        <text:list-item>
          <text:p text:style-name="P9"><text:span text:style-name="Strong_20_Emphasis"><text:span text:style-name="T1">Submission</text:span></text:span></text:p>
          <text:list>
            <text:list-item>
              <text:p text:style-name="P4">Zip your file and submit the zipped file named M3_LASTNAME_FIRSTNAME.</text:p>
            </text:list-item>
            <text:list-item>
              <text:p text:style-name="P8">If you used any external resources to complete this assignment, please also submit a resource document. If you did not, leave a comment saying no external resources were used.</text:p>
            </text:list-item>
          </text:list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5T15:43:55.183674752</dc:date>
    <meta:editing-duration>PT2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442" meta:character-count="2345" meta:non-whitespace-character-count="1983"/>
  </office:meta>
</office:document-meta>
</file>